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dc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Introduction (20%)</text:p>
      <text:p text:style-name="Standard">2. Experiment set up (30%)</text:p>
      <text:p text:style-name="P1">A. The detail of your model</text:p>
      <text:p text:style-name="P1">EEGNet</text:p>
      <text:p text:style-name="P1">DeepConvNet</text:p>
      <text:p text:style-name="Standard">B. Explain the activation function (ReLU, Leaky ReLU, ELU)</text:p>
      <text:p text:style-name="Standard">3. Experimental results (30%)</text:p>
      <text:p text:style-name="P1">A. The highest testing accuracy</text:p>
      <text:p text:style-name="P1">Screenshot with two models</text:p>
      <text:p text:style-name="P1">anything you want to present</text:p>
      <text:p text:style-name="P1">B. Comparison figures</text:p>
      <text:p text:style-name="P1">EEGNet</text:p>
      <text:p text:style-name="P1">DeepConvNet</text:p>
      <text:p text:style-name="Standard">4. Discussion (20%)</text:p>
      <text:p text:style-name="Standard">A. Anything you want to sha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3T19:38:29.495780799</meta:creation-date>
    <dc:date>2021-04-23T19:39:51.046656976</dc:date>
    <meta:editing-duration>PT1M22S</meta:editing-duration>
    <meta:editing-cycles>1</meta:editing-cycles>
    <meta:document-statistic meta:table-count="0" meta:image-count="0" meta:object-count="0" meta:page-count="1" meta:paragraph-count="15" meta:word-count="57" meta:character-count="349" meta:non-whitespace-character-count="307"/>
    <meta:generator>LibreOffice/6.0.7.3$Linux_X86_64 LibreOffice_project/00m0$Build-3</meta:generator>
  </office:meta>
</office:document-meta>
</file>